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1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8">00/00/0000</text:date>, <text:time style:data-style-name="N2" text:time-value="18:30:47.4944919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2.1$Linux_X86_64 LibreOffice_project/480$Build-1</meta:generator>
    <dc:date>2025-07-08T21:43:53.939406171</dc:date>
    <meta:editing-duration>P5DT3H59M13S</meta:editing-duration>
    <meta:editing-cycles>750</meta:editing-cycles>
    <meta:document-statistic meta:table-count="10" meta:cell-count="1822" meta:object-count="0"/>
  </office:meta>
</office:document-meta>
</file>